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Arial1" svg:font-family="Arial" style:font-pitch="variable"/>
    <style:font-face style:name="Gentium Basic" svg:font-family="'Gentium Basic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weight="bold" officeooo:rsid="00080bbd" officeooo:paragraph-rsid="00080bb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729fcf" fo:font-weight="bold" officeooo:rsid="00080bbd" officeooo:paragraph-rsid="00080bb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729fcf" style:font-name="Georgia" fo:font-size="13pt" fo:font-weight="normal" officeooo:rsid="00080bbd" officeooo:paragraph-rsid="00080bbd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729fcf" style:font-name="Georgia" fo:font-size="12pt" fo:font-weight="bold" officeooo:rsid="00080bbd" officeooo:paragraph-rsid="00080b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080bb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size="15pt" officeooo:paragraph-rsid="00080bbd" style:font-size-asian="15pt" style:font-size-complex="15pt"/>
    </style:style>
    <style:style style:name="P8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officeooo:rsid="000a0fa7" officeooo:paragraph-rsid="000a0fa7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4pt" fo:font-weight="normal" officeooo:paragraph-rsid="00080bb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paragraph-rsid="00080bbd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rsid="0009ee36" officeooo:paragraph-rsid="0009ee36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rsid="000a0fa7" officeooo:paragraph-rsid="000a0fa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style:font-size-asian="13pt" style:font-size-complex="13pt"/>
    </style:style>
    <style:style style:name="P16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rsid="0009ee36" officeooo:paragraph-rsid="0009ee36" style:font-size-asian="13pt" style:font-size-complex="13pt"/>
    </style:style>
    <style:style style:name="P17" style:family="paragraph" style:parent-style-name="Standard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rsid="000a0fa7" officeooo:paragraph-rsid="000a0fa7" style:font-size-asian="13pt" style:font-size-complex="13pt"/>
    </style:style>
    <style:style style:name="P18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rsid="0009ee36" officeooo:paragraph-rsid="0009ee36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rsid="0009ee36" officeooo:paragraph-rsid="0009ee36"/>
    </style:style>
    <style:style style:name="P25" style:family="paragraph" style:parent-style-name="Padrão">
      <style:paragraph-properties fo:text-align="start" style:justify-single-word="false"/>
      <style:text-properties fo:color="#729fcf" style:font-name="Georgia" fo:font-size="13pt" fo:font-weight="bold" officeooo:rsid="00080bbd" officeooo:paragraph-rsid="00080bbd" style:font-size-asian="13pt" style:font-weight-asian="bold" style:font-size-complex="13pt" style:font-weight-complex="bold"/>
    </style:style>
    <style:style style:name="P26" style:family="paragraph" style:parent-style-name="Padrão">
      <style:paragraph-properties fo:text-align="start" style:justify-single-word="false"/>
      <style:text-properties fo:color="#729fcf" style:font-name="Georgia" fo:font-size="12pt" fo:font-weight="normal" officeooo:rsid="00080bbd" officeooo:paragraph-rsid="00080bbd" style:font-size-asian="12pt" style:font-weight-asian="normal" style:font-size-complex="12pt" style:font-weight-complex="normal"/>
    </style:style>
    <style:style style:name="P27" style:family="paragraph" style:parent-style-name="Padrão">
      <style:paragraph-properties fo:text-align="start" style:justify-single-word="false"/>
      <style:text-properties fo:color="#729fcf" style:font-name="Gentium Basic" fo:font-size="15pt" fo:font-weight="bold" officeooo:rsid="00080bbd" officeooo:paragraph-rsid="00080bbd" style:font-size-asian="15pt" style:font-weight-asian="bold" style:font-size-complex="15pt" style:font-weight-complex="bold"/>
    </style:style>
    <style:style style:name="P28" style:family="paragraph" style:parent-style-name="Padrão">
      <style:paragraph-properties fo:text-align="start" style:justify-single-word="false"/>
      <style:text-properties fo:font-size="12pt" fo:font-weight="bold" officeooo:paragraph-rsid="00080bbd" style:font-size-asian="12pt" style:font-weight-asian="bold" style:font-size-complex="12pt" style:font-weight-complex="bold"/>
    </style:style>
    <style:style style:name="P29" style:family="paragraph" style:parent-style-name="Padrão">
      <style:paragraph-properties fo:text-align="start" style:justify-single-word="false"/>
      <style:text-properties fo:font-size="12pt" fo:font-weight="normal" officeooo:paragraph-rsid="00080bbd" style:font-size-asian="12pt" style:font-weight-asian="normal" style:font-size-complex="12pt" style:font-weight-complex="normal"/>
    </style:style>
    <style:style style:name="P30" style:family="paragraph" style:parent-style-name="Padrão">
      <style:paragraph-properties fo:text-align="start" style:justify-single-word="false"/>
      <style:text-properties style:font-name="Gentium Basic" fo:font-size="12pt" fo:font-weight="bold" officeooo:rsid="00080bbd" officeooo:paragraph-rsid="00080bbd" style:font-size-asian="12pt" style:font-weight-asian="bold" style:font-size-complex="12pt" style:font-weight-complex="bold"/>
    </style:style>
    <style:style style:name="P31" style:family="paragraph" style:parent-style-name="Padrão">
      <style:paragraph-properties fo:text-align="start" style:justify-single-word="false"/>
      <style:text-properties style:font-name="Gentium Basic" fo:font-size="15pt" fo:font-weight="bold" officeooo:paragraph-rsid="00080bbd" style:font-size-asian="15pt" style:font-weight-asian="bold" style:font-size-complex="15pt" style:font-weight-complex="bold"/>
    </style:style>
    <style:style style:name="P32" style:family="paragraph" style:parent-style-name="Padrão">
      <style:paragraph-properties fo:text-align="start" style:justify-single-word="false"/>
      <style:text-properties style:font-name="Gentium Basic" fo:font-size="15pt" fo:font-weight="bold" officeooo:rsid="00080bbd" officeooo:paragraph-rsid="00080bbd" style:font-size-asian="15pt" style:font-weight-asian="bold" style:font-size-complex="15pt" style:font-weight-complex="bold"/>
    </style:style>
    <style:style style:name="P33" style:family="paragraph" style:parent-style-name="Padrão">
      <style:paragraph-properties fo:text-align="start" style:justify-single-word="false"/>
      <style:text-properties style:font-name="Georgia" fo:font-size="12pt" fo:font-weight="normal" officeooo:rsid="00080bbd" officeooo:paragraph-rsid="00080bbd" style:font-size-asian="12pt" style:font-weight-asian="normal" style:font-size-complex="12pt" style:font-weight-complex="normal"/>
    </style:style>
    <style:style style:name="P34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4pt" fo:font-weight="bold" style:font-size-asian="14pt" style:font-weight-asian="bold" style:font-size-complex="14pt" style:font-weight-complex="bold"/>
    </style:style>
    <style:style style:name="P35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4pt" fo:font-weight="bold" officeooo:paragraph-rsid="00080bbd" style:font-size-asian="14pt" style:font-weight-asian="bold" style:font-size-complex="14pt" style:font-weight-complex="bold"/>
    </style:style>
    <style:style style:name="P36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style:font-size-asian="13pt" style:font-weight-asian="bold" style:font-size-complex="13pt" style:font-weight-complex="bold"/>
    </style:style>
    <style:style style:name="P37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officeooo:rsid="000a0fa7" officeooo:paragraph-rsid="000a0fa7" style:font-size-asian="13pt" style:font-weight-asian="bold" style:font-size-complex="13pt" style:font-weight-complex="bold"/>
    </style:style>
    <style:style style:name="P38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size="15pt" officeooo:paragraph-rsid="00080bbd" style:font-size-asian="15pt" style:font-size-complex="15pt"/>
    </style:style>
    <style:style style:name="P39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style:font-size-asian="13pt" style:font-weight-asian="normal" style:font-size-complex="13pt" style:font-weight-complex="normal"/>
    </style:style>
    <style:style style:name="P40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paragraph-rsid="00080bbd" style:font-size-asian="13pt" style:font-weight-asian="normal" style:font-size-complex="13pt" style:font-weight-complex="normal"/>
    </style:style>
    <style:style style:name="P41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rsid="0009ee36" officeooo:paragraph-rsid="0009ee36" style:font-size-asian="13pt" style:font-weight-asian="normal" style:font-size-complex="13pt" style:font-weight-complex="normal"/>
    </style:style>
    <style:style style:name="P42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officeooo:rsid="000a0fa7" officeooo:paragraph-rsid="000a0fa7" style:font-size-asian="13pt" style:font-weight-asian="normal" style:font-size-complex="13pt" style:font-weight-complex="normal"/>
    </style:style>
    <style:style style:name="P43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style:font-size-asian="13pt" style:font-size-complex="13pt"/>
    </style:style>
    <style:style style:name="P44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paragraph-rsid="000a0fa7" style:font-size-asian="13pt" style:font-size-complex="13pt"/>
    </style:style>
    <style:style style:name="P45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rsid="0009ee36" officeooo:paragraph-rsid="0009ee36" style:font-size-asian="13pt" style:font-size-complex="13pt"/>
    </style:style>
    <style:style style:name="P46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rsid="000a0fa7" officeooo:paragraph-rsid="000a0fa7" style:font-size-asian="13pt" style:font-size-complex="13pt"/>
    </style:style>
    <style:style style:name="P47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bold" officeooo:rsid="000a0fa7" officeooo:paragraph-rsid="000a0fa7" style:font-size-asian="13pt" style:font-weight-asian="bold" style:font-size-complex="13pt" style:font-weight-complex="bold"/>
    </style:style>
    <style:style style:name="P48" style:family="paragraph" style:parent-style-name="Padrão">
      <style:paragraph-properties fo:margin-left="0cm" fo:margin-right="0cm" fo:margin-top="0cm" fo:margin-bottom="0.503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2pt" fo:font-weight="normal" officeooo:paragraph-rsid="00080bbd" style:font-size-asian="12pt" style:font-weight-asian="normal" style:font-size-complex="12pt" style:font-weight-complex="normal"/>
    </style:style>
    <style:style style:name="P49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50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09ee36"/>
    </style:style>
    <style:style style:name="P51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style:font-size-asian="13pt" style:font-size-complex="13pt"/>
    </style:style>
    <style:style style:name="P52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bold" style:font-size-asian="13pt" style:font-weight-asian="bold" style:font-size-complex="13pt" style:font-weight-complex="bold"/>
    </style:style>
    <style:style style:name="P53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3pt" fo:font-weight="normal" officeooo:rsid="0009ee36" officeooo:paragraph-rsid="0009ee36" style:font-size-asian="13pt" style:font-weight-asian="normal" style:font-size-complex="13pt" style:font-weight-complex="normal"/>
    </style:style>
    <style:style style:name="P54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ntium Basic" fo:font-size="14pt" fo:font-weight="bold" style:font-size-asian="14pt" style:font-weight-asian="bold" style:font-size-complex="14pt" style:font-weight-complex="bold"/>
    </style:style>
    <style:style style:name="P55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style:font-size-asian="13pt" style:font-size-complex="13pt"/>
    </style:style>
    <style:style style:name="P56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paragraph-rsid="00092a92" style:font-size-asian="13pt" style:font-size-complex="13pt"/>
    </style:style>
    <style:style style:name="P57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officeooo:rsid="0009ee36" officeooo:paragraph-rsid="0009ee36" style:font-size-asian="13pt" style:font-size-complex="13pt"/>
    </style:style>
    <style:style style:name="P58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Georgia" fo:font-size="13pt" fo:font-weight="normal" style:font-size-asian="13pt" style:font-weight-asian="normal" style:font-size-complex="13pt" style:font-weight-complex="normal"/>
    </style:style>
    <style:style style:name="P59" style:family="paragraph" style:parent-style-name="Padrão">
      <style:paragraph-properties fo:margin-left="0cm" fo:margin-right="0cm" fo:margin-top="0cm" fo:margin-bottom="0.4cm" loext:contextual-spacing="false" fo:line-height="92%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rsid="0009ee36" officeooo:paragraph-rsid="0009ee36"/>
    </style:style>
    <style:style style:name="T1" style:family="text">
      <style:text-properties fo:color="#000000" style:font-name="Arial" fo:font-size="16pt" style:font-size-asian="16pt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32pt" style:font-size-asian="32pt"/>
    </style:style>
    <style:style style:name="T4" style:family="text">
      <style:text-properties fo:color="#000000" style:font-name="Arial" fo:font-size="32pt" fo:font-weight="bold" style:font-size-asian="32pt" style:font-weight-asian="bold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officeooo:rsid="00080bbd"/>
    </style:style>
    <style:style style:name="T7" style:family="text">
      <style:text-properties fo:color="#000000" style:font-name="Arial" fo:font-weight="normal" style:font-weight-asian="normal" style:font-weight-complex="normal"/>
    </style:style>
    <style:style style:name="T8" style:family="text">
      <style:text-properties fo:color="#000000" fo:font-size="16pt" style:font-size-asian="16pt"/>
    </style:style>
    <style:style style:name="T9" style:family="text">
      <style:text-properties fo:color="#000000"/>
    </style:style>
    <style:style style:name="T10" style:family="text">
      <style:text-properties fo:color="#000000" fo:font-size="32pt" style:font-size-asian="32pt"/>
    </style:style>
    <style:style style:name="T11" style:family="text">
      <style:text-properties fo:color="#000000" fo:font-size="32pt" fo:font-weight="bold" style:font-size-asian="32pt" style:font-weight-asian="bold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="Georgia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000000" style:font-name="Georgia" fo:font-size="13pt" fo:font-weight="normal" officeooo:rsid="0009ee36" style:font-size-asian="13pt" style:font-weight-asian="normal" style:font-size-complex="13pt" style:font-weight-complex="normal"/>
    </style:style>
    <style:style style:name="T16" style:family="text">
      <style:text-properties fo:color="#000000" style:font-name="Georgia" fo:font-size="13pt" officeooo:rsid="0009ee36" style:font-size-asian="13pt" style:font-size-complex="13pt"/>
    </style:style>
    <style:style style:name="T17" style:family="text">
      <style:text-properties fo:color="#000000" style:font-name="Georgia" fo:font-size="13pt" style:font-size-asian="13pt" style:font-size-complex="13pt"/>
    </style:style>
    <style:style style:name="T18" style:family="text">
      <style:text-properties fo:color="#000000" style:font-name="Georgia" officeooo:rsid="0009ee36"/>
    </style:style>
    <style:style style:name="T19" style:family="text">
      <style:text-properties fo:color="#000000" officeooo:rsid="00080bbd"/>
    </style:style>
    <style:style style:name="T20" style:family="text">
      <style:text-properties fo:color="#000000" style:font-name="Gentium Basic" fo:font-weight="normal" officeooo:rsid="00080bbd" style:font-weight-asian="normal" style:font-weight-complex="normal"/>
    </style:style>
    <style:style style:name="T21" style:family="text">
      <style:text-properties fo:color="#000000" style:font-name="Gentium Basic" fo:font-weight="normal" style:font-weight-asian="normal" style:font-weight-complex="normal"/>
    </style:style>
    <style:style style:name="T22" style:family="text">
      <style:text-properties fo:color="#000000" officeooo:rsid="00092a92"/>
    </style:style>
    <style:style style:name="T23" style:family="text">
      <style:text-properties fo:color="#000000" officeooo:rsid="0009ee36"/>
    </style:style>
    <style:style style:name="T24" style:family="text">
      <style:text-properties fo:color="#000000" officeooo:rsid="000a0fa7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0a0fa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de APSI</text:p>
      <text:p text:style-name="P1"/>
      <text:p text:style-name="P2">Victor Hugo Costa Osses <text:s text:c="3"/>18152 </text:p>
      <text:p text:style-name="P2">Gustavo Tawara <text:s text:c="17"/>18134 </text:p>
      <text:p text:style-name="P2"/>
      <text:p text:style-name="P2"/>
      <text:p text:style-name="P27"><text:span text:style-name="T9">1 - Quais são os principais atributos a serem avaliados para determinar o nível de Qualidade de um Software ?</text:span></text:p>
      <text:p text:style-name="P25"><text:span text:style-name="T9"/></text:p>
      <text:p text:style-name="P26"><text:span text:style-name="T2">Para a garantia da qualidade do software, as </text:span><text:span text:style-name="T9">empresas adotam processos de software, que podem se basear nas normas da ISO/IEC 9126, NBR 13596</text:span><text:span text:style-name="T12"> </text:span><text:span text:style-name="T9">e nas certificações MPS.BR ou CMMI.</text:span></text:p>
      <text:p text:style-name="P26"><text:span text:style-name="T9"/></text:p>
      <text:p text:style-name="P31"><text:span text:style-name="T19">2 </text:span><text:span text:style-name="T9">- <text:s/>O que é um Processo de Software ?</text:span></text:p>
      <text:p text:style-name="P28"><text:span text:style-name="T2"/></text:p>
      <text:p text:style-name="P29"><text:span text:style-name="T6">É u</text:span><text:span text:style-name="T2">m </text:span><text:span text:style-name="T9">conjunto estruturado de atividades</text:span><text:span text:style-name="T12"> </text:span><text:span text:style-name="T9">necessárias para o desenvolvimento de um sistema de software.</text:span></text:p>
      <text:p text:style-name="P29"><text:span text:style-name="T9"/></text:p>
      <text:p text:style-name="P32"><text:span text:style-name="T9">3 – Quais os objetivos de um projeto de software?</text:span></text:p>
      <text:p text:style-name="P30"><text:span text:style-name="T9"/></text:p>
      <text:p text:style-name="P33"><text:span text:style-name="T9">O objetivo de um projeto de software é <text:s/>auxiliar no processo de produção para ter :</text:span></text:p>
      <text:p text:style-name="P38"><text:span text:style-name="T20">P</text:span><text:span text:style-name="T21">rodutos de alta qualidade; </text:span><text:span text:style-name="T20">P</text:span><text:span text:style-name="T21">roduzidos mais rápido; </text:span><text:span text:style-name="T20">U</text:span><text:span text:style-name="T21">m custo menor</text:span></text:p>
      <text:p text:style-name="P35"><text:span text:style-name="T19">4</text:span><text:span text:style-name="T9"> - O que é Ciclo de Vida do Software ?</text:span></text:p>
      <text:p text:style-name="P48"><text:span text:style-name="T22">O C</text:span><text:span text:style-name="T9">iclo de Vida começa quando o usuário solicita o software e ocorre a concepção do problema e termina quando o software cai em desuso. </text:span></text:p>
      <text:p text:style-name="P35"><text:span text:style-name="T9">5 - Qual o objetivo do Ciclo de Vida </text:span></text:p>
      <text:p text:style-name="P40"><text:span text:style-name="T9">O </text:span><text:span text:style-name="T22">objetivo do </text:span><text:span text:style-name="T9">ciclo de vida </text:span><text:span text:style-name="T22">do software é</text:span><text:span text:style-name="T9">:</text:span></text:p>
      <text:p text:style-name="P56"><text:span text:style-name="T9">- Definição de pontos de controle;</text:span></text:p>
      <text:p text:style-name="P56"><text:span text:style-name="T9">- Planejamento e acompanhamento do progresso; </text:span></text:p>
      <text:p text:style-name="P56"><text:span text:style-name="T9">-Planejamento e acompanhamento do orçamento; </text:span></text:p>
      <text:p text:style-name="P56"><text:span text:style-name="T9">- Estimativas;</text:span></text:p>
      <text:p text:style-name="P55"><text:span text:style-name="T9">- Gerência de risco.</text:span></text:p>
      <text:p text:style-name="P52"><text:span text:style-name="T9">6 - Sobre o Modelo Clássico:</text:span></text:p>
      <text:p text:style-name="P49"><text:span text:style-name="T14">É um método sequencial, em que o resultado de uma fase se constitui na entrada da outra fase. </text:span><text:span text:style-name="T15">Algumas de suas vantagens: Oferece uma maneira de tornar o processo </text:span><text:span text:style-name="T17">mais visível; Facilita o planejamento. </text:span><text:span text:style-name="T16">Suas desvantagens são : Projetos reais raramente seguem o </text:span><text:span text:style-name="T17">fluxo sequencial; Os requisitos se alteram durante o projeto; Planejamento é orientado para entrega do produto de software em uma data única; Processo de desenvolvimento pode ser longo </text:span><text:span text:style-name="T16">(</text:span><text:span text:style-name="T17">Aplicação pode ser entregue quando as necessidades já tiverem sido alteradas</text:span><text:span text:style-name="T16">).</text:span></text:p>
      <text:p text:style-name="P54"><text:soft-page-break/><text:span text:style-name="T23">7 - Sobre Prototipa</text:span><text:span text:style-name="T9">ção:</text:span></text:p>
      <text:p text:style-name="P58"><text:span text:style-name="T9">Possibilita que o desenvolvedor crie um modelo (protótipo) do software que deve ser construído, podendo ser no papel ou executável.</text:span></text:p>
      <text:p text:style-name="P50"><text:span text:style-name="T15">Vantagens: </text:span></text:p>
      <text:p text:style-name="P50"><text:span text:style-name="T15">-</text:span><text:span text:style-name="T17">Protótipos contribuem para melhorar especificação dos requisitos;</text:span></text:p>
      <text:p text:style-name="P50"><text:span text:style-name="T17">-Partes do protótipo podem vir a ser usadas no desenvolvimento do sistema final;</text:span></text:p>
      <text:p text:style-name="P59"><text:span text:style-name="T17">Desvantagens: </text:span></text:p>
      <text:p text:style-name="P57"><text:span text:style-name="T9">Custo elevado;</text:span></text:p>
      <text:p text:style-name="P43"><text:span text:style-name="T9">Atraso no desenvolvimento ;</text:span></text:p>
      <text:p text:style-name="P34"><text:span text:style-name="T9">8 - Sobre o Modelo Evolutivo:</text:span></text:p>
      <text:p text:style-name="P39"><text:span text:style-name="T9">Baseado no desenvolvimento e implementação de um produto inicial, que é submetido aos comentários e críticas do usuário. </text:span></text:p>
      <text:p text:style-name="P41"><text:span text:style-name="T9">Vantagens: </text:span></text:p>
      <text:p text:style-name="P41"><text:span text:style-name="T9">-Desenvolvimento e validação executadas paralelamente;</text:span></text:p>
      <text:p text:style-name="P43"><text:span text:style-name="T9">-Rápido feedback entre elas;</text:span></text:p>
      <text:p text:style-name="P43"><text:span text:style-name="T9">-Desenvolvimento exploratório.</text:span></text:p>
      <text:p text:style-name="P45"><text:span text:style-name="T9">Desvantagens:</text:span></text:p>
      <text:p text:style-name="P45"><text:span text:style-name="T9">-Processo não é visível;</text:span></text:p>
      <text:p text:style-name="P43"><text:span text:style-name="T9">-Pobremente estruturados.</text:span></text:p>
      <text:p text:style-name="P36"><text:span text:style-name="T9">9 - Sobre o Modelo Iterativo/Incremental:</text:span></text:p>
      <text:p text:style-name="P43"><text:span text:style-name="T9">Dividir o trabalho em pacotes de trabalho menores, etapas, </text:span><text:span text:style-name="T24">e o</text:span><text:span text:style-name="T9">rdenar por prioridades, desenvolvendo e implantando um pacote por vez.</text:span></text:p>
      <text:p text:style-name="P46"><text:span text:style-name="T9">Vantagens:</text:span></text:p>
      <text:p text:style-name="P46"><text:span text:style-name="T9">-Entrega de pacotes possibilita feedbacks mais cedo;</text:span></text:p>
      <text:p text:style-name="P43"><text:span text:style-name="T9">-Existe um risco menor de fracasso do software;</text:span></text:p>
      <text:p text:style-name="P43"><text:span text:style-name="T9">-Reduz a chance de mudança de requisito;</text:span></text:p>
      <text:p text:style-name="P39"><text:span text:style-name="T9">-Antecipa mudanças</text:span></text:p>
      <text:p text:style-name="P42"><text:span text:style-name="T9"/></text:p>
      <text:p text:style-name="P42"><text:soft-page-break/><text:span text:style-name="T9">Desvantagens:</text:span></text:p>
      <text:p text:style-name="P42"><text:span text:style-name="T9">-Não possui nenhum defeito relevante.</text:span></text:p>
      <text:p text:style-name="P42"><text:span text:style-name="T9"/></text:p>
      <text:p text:style-name="P37"><text:span text:style-name="T9">10 - O que são Métodos/Metodologias Ágeis para desenvolvimento de Software ?</text:span></text:p>
      <text:p text:style-name="P37"><text:span text:style-name="T9"/></text:p>
      <text:p text:style-name="P44"><text:span text:style-name="T26">São uma atitude, não um processo prescritivo, </text:span><text:span text:style-name="T9">um suplemento aos métodos existentes e não uma metodologia completa. É uma forma efetiva de se </text:span><text:span text:style-name="T25">trabalhar em conjunto</text:span><text:span text:style-name="T9"> para atingir as necessidades das partes interessadas no projeto. O </text:span><text:span text:style-name="T25">cliente faz parte</text:span><text:span text:style-name="T9"> da equipe de desenvolvimento</text:span></text:p>
      <text:p text:style-name="P13"><text:span text:style-name="T9"/></text:p>
      <text:p text:style-name="P37"><text:span text:style-name="T9">11 - Cite os principais conceitos do Manifesto Ágil.</text:span></text:p>
      <text:p text:style-name="P47"><text:span text:style-name="T25">-Os Indivíduos</text:span><text:span text:style-name="T9"> </text:span><text:span text:style-name="T25">e interações são mais importantes que processos e ferramentas; </text:span></text:p>
      <text:p text:style-name="P43"><text:span text:style-name="T25">-Software funcionando</text:span><text:span text:style-name="T9"> é mais importante do que documentação detalhada; </text:span></text:p>
      <text:p text:style-name="P43"><text:span text:style-name="T25">-Colaboração</text:span><text:span text:style-name="T9"> com o cliente é mais importante do que negociação de contrato;</text:span></text:p>
      <text:p text:style-name="P43"><text:span text:style-name="T25">-Adaptação</text:span><text:span text:style-name="T9"> à mudanças é mais importante do que seguir o plano inicial.</text:span></text:p>
      <text:p text:style-name="P43"><text:span text:style-name="T9"/></text:p>
      <text:p text:style-name="P36"><text:span text:style-name="T9">12 - Scrum é uma Metologia Ágil para desenvolvimento de software. O que é o "Sprint", utilizado no Scrum ?</text:span></text:p>
      <text:p text:style-name="P43"><text:span text:style-name="T25">No Scrum, os projetos são dividos em ciclos chamados de Sprints. </text:span><text:span text:style-name="T9">O </text:span><text:span text:style-name="T25">Sprint </text:span><text:span text:style-name="T9">representa um “prazo” dentro do qual um conjunto de atividades deve ser executado.</text:span></text:p>
      <text:p text:style-name="P9"><text:span text:style-name="T9"/></text:p>
      <text:p text:style-name="P9"><text:span text:style-name="T9"/></text:p>
      <text:p text:style-name="P8"><text:span text:style-name="T9"/></text:p>
      <text:p text:style-name="P8"><text:span text:style-name="T9"/></text:p>
      <text:p text:style-name="P17"><text:span text:style-name="T9"/></text:p>
      <text:p text:style-name="P15"><text:span text:style-name="T9"/></text:p>
      <text:p text:style-name="P16"><text:span text:style-name="T9"/></text:p>
      <text:p text:style-name="P12"><text:span text:style-name="T9"/></text:p>
      <text:p text:style-name="P14"><text:soft-page-break/><text:span text:style-name="T9"/></text:p>
      <text:p text:style-name="P15"><text:span text:style-name="T9"/></text:p>
      <text:p text:style-name="P24"><text:span text:style-name="T17"/></text:p>
      <text:p text:style-name="P21"><text:span text:style-name="T9"/></text:p>
      <text:p text:style-name="P58"><text:span text:style-name="T9"/></text:p>
      <text:p text:style-name="P53"><text:span text:style-name="T9"/></text:p>
      <text:p text:style-name="P19"><text:span text:style-name="T9"/></text:p>
      <text:p text:style-name="P54"><text:span text:style-name="T9"/></text:p>
      <text:p text:style-name="P23"><text:span text:style-name="T18"/></text:p>
      <text:p text:style-name="P22"><text:span text:style-name="T16"/></text:p>
      <text:p text:style-name="P22"><text:span text:style-name="T15"/></text:p>
      <text:p text:style-name="P20"><text:span text:style-name="T23"/></text:p>
      <text:p text:style-name="P58"><text:span text:style-name="T9"/></text:p>
      <text:p text:style-name="P18"><text:span text:style-name="T9"/></text:p>
      <text:p text:style-name="P18"><text:span text:style-name="T9"/></text:p>
      <text:p text:style-name="P51"><text:span text:style-name="T9"/></text:p>
      <text:p text:style-name="P51"><text:span text:style-name="T9"/></text:p>
      <text:p text:style-name="P10"><text:span text:style-name="T9"/></text:p>
      <text:p text:style-name="P11"><text:span text:style-name="T9"/></text:p>
      <text:p text:style-name="P7"><text:span text:style-name="T21"/></text:p>
      <text:p text:style-name="P6"/>
      <text:p text:style-name="P5"><text:span text:style-name="T2"/></text:p>
      <text:p text:style-name="P4"><text:span text:style-name="T9"/></text:p>
      <text:p text:style-name="P3"><text:span text:style-name="T9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Arial1" svg:font-family="Arial" style:font-pitch="variable"/>
    <style:font-face style:name="Gentium Basic" svg:font-family="'Gentium Basic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enchi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eenchido_20_azul" style:display-name="Preenchido azul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o_20_azul" style:display-name="Contorno azul" style:family="paragraph" style:parent-style-name="Contorn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0cm" fo:margin-bottom="0.503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0cm" fo:margin-bottom="0.4cm" loext:contextual-spacing="false" fo:line-height="92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0cm" fo:margin-bottom="0.3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0cm" fo:margin-bottom="0.203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cm" fo:margin-bottom="0.503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0cm" fo:margin-bottom="0.503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0cm" fo:margin-bottom="0.4cm" loext:contextual-spacing="false" fo:line-height="92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0cm" fo:margin-bottom="0.3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0cm" fo:margin-bottom="0.203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cm" fo:margin-bottom="0.101cm" loext:contextual-spacing="false" fo:line-height="92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6:53:39.306000000</meta:creation-date>
    <dc:date>2019-04-16T17:35:12.640000000</dc:date>
    <meta:editing-duration>PT9M13S</meta:editing-duration>
    <meta:editing-cycles>1</meta:editing-cycles>
    <meta:document-statistic meta:table-count="0" meta:image-count="0" meta:object-count="0" meta:page-count="4" meta:paragraph-count="56" meta:word-count="592" meta:character-count="3727" meta:non-whitespace-character-count="3156"/>
    <meta:generator>LibreOffice/6.1.4.2$Windows_X86_64 LibreOffice_project/9d0f32d1f0b509096fd65e0d4bec26ddd1938fd3</meta:generator>
  </office:meta>
</office:document-meta>
</file>